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61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float" office:value="12" calcext:value-type="float">
            <text:p>12.00</text:p>
          </table:table-cell>
          <table:table-cell office:value-type="string" calcext:value-type="string">
            <text:p>A</text:p>
          </table:table-cell>
          <table:table-cell table:style-name="ce6" office:value-type="float" office:value="0.00425" calcext:value-type="float">
            <text:p>0.0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2" office:value-type="float" office:value="250" calcext:value-type="float">
            <text:p>250.00</text:p>
          </table:table-cell>
          <table:table-cell office:value-type="string" calcext:value-type="string">
            <text:p>V</text:p>
          </table:table-cell>
          <table:table-cell table:style-name="ce2" office:value-type="float" office:value="210" calcext:value-type="float">
            <text:p>210.0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1 =</text:p>
          </table:table-cell>
          <table:table-cell table:style-name="ce3" table:formula="of:=0.04375/12*[.B1]/1.42" office:value-type="float" office:value="0.0308098591549296" calcext:value-type="float">
            <text:p>3.08E-02</text:p>
          </table:table-cell>
          <table:table-cell office:value-type="string" calcext:value-type="string">
            <text:p>V</text:p>
          </table:table-cell>
          <table:table-cell table:style-name="ce3" table:formula="of:=0.04375/12*[.D1]/1.42" office:value-type="float" office:value="0.0000109118251173709" calcext:value-type="float">
            <text:p>1.09E-0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2 =</text:p>
          </table:table-cell>
          <table:table-cell table:formula="of:=0.7/250*[.B2]/1.42" office:value-type="float" office:value="0.492957746478873" calcext:value-type="float">
            <text:p>0.492957746478873</text:p>
          </table:table-cell>
          <table:table-cell office:value-type="string" calcext:value-type="string">
            <text:p>V</text:p>
          </table:table-cell>
          <table:table-cell table:style-name="ce3" table:formula="of:=0.04375/16*[.D2]/1.42" office:value-type="float" office:value="0.404379401408451" calcext:value-type="float">
            <text:p>4.04E-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clk =</text:p>
          </table:table-cell>
          <table:table-cell office:value-type="float" office:value="3579000" calcext:value-type="float">
            <text:p>3579000</text:p>
          </table:table-cell>
          <table:table-cell office:value-type="string" calcext:value-type="string">
            <text:p>Hz</text:p>
          </table:table-cell>
          <table:table-cell office:value-type="float" office:value="3579000" calcext:value-type="float">
            <text:p>3579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Vref =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V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c =</text:p>
          </table:table-cell>
          <table:table-cell table:style-name="ce2" table:formula="of:=[.B3]*24/[.B6]*[.B5]/512" office:value-type="float" office:value="2127.09270670318" calcext:value-type="float">
            <text:p>2127.09</text:p>
          </table:table-cell>
          <table:table-cell office:value-type="string" calcext:value-type="string">
            <text:p>Hz</text:p>
          </table:table-cell>
          <table:table-cell table:style-name="ce2" table:formula="of:=[.D3]*24/[.D6]*[.D5]/512" office:value-type="float" office:value="0.753345333624044" calcext:value-type="float">
            <text:p>0.7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cf =</text:p>
          </table:table-cell>
          <table:table-cell table:style-name="ce4" table:formula="of:=[.B3]*[.B4]*48/[.B6]^2*[.B5]/128" office:value-type="float" office:value="3452.07185925283" calcext:value-type="float">
            <text:p>3452.07</text:p>
          </table:table-cell>
          <table:table-cell office:value-type="string" calcext:value-type="string">
            <text:p>Hz</text:p>
          </table:table-cell>
          <table:table-cell table:style-name="ce4" table:formula="of:=[.D3]*[.D4]*48/[.D6]^2*[.D5]/128" office:value-type="float" office:value="1.00292126770285" calcext:value-type="float">
            <text:p>1.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Fu =</text:p>
          </table:table-cell>
          <table:table-cell table:style-name="ce2" table:formula="of:=[.B4]*2/[.B6]*[.B5]/512" office:value-type="float" office:value="2836.12360893758" calcext:value-type="float">
            <text:p>2836.12</text:p>
          </table:table-cell>
          <table:table-cell office:value-type="string" calcext:value-type="string">
            <text:p>Hz</text:p>
          </table:table-cell>
          <table:table-cell table:style-name="ce2" table:formula="of:=[.D4]*2/[.D6]*[.D5]/512" office:value-type="float" office:value="2326.50764795661" calcext:value-type="float">
            <text:p>2326.5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 =</text:p>
          </table:table-cell>
          <table:table-cell table:style-name="ce5" table:formula="of:=[.B1]*[.B2]" office:value-type="float" office:value="3000" calcext:value-type="float">
            <text:p>3000.0</text:p>
          </table:table-cell>
          <table:table-cell office:value-type="string" calcext:value-type="string">
            <text:p>W</text:p>
          </table:table-cell>
          <table:table-cell table:style-name="ce5" table:formula="of:=[.D1]*[.D2]" office:value-type="float" office:value="0.8925" calcext:value-type="float">
            <text:p>0.9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1 =</text:p>
          </table:table-cell>
          <table:table-cell table:formula="of:=[.D3]*1000000" office:value-type="float" office:value="10.9118251173709" calcext:value-type="float">
            <text:p>10.9118251173709</text:p>
          </table:table-cell>
          <table:table-cell office:value-type="string" calcext:value-type="string">
            <text:p>uV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6T11:24:43.524117826</meta:creation-date>
    <dc:date>2024-01-07T18:24:25.298962221</dc:date>
    <meta:editing-duration>PT58M10S</meta:editing-duration>
    <meta:editing-cycles>3</meta:editing-cycles>
    <meta:generator>LibreOffice/6.4.7.2$Linux_X86_64 LibreOffice_project/40$Build-2</meta:generator>
    <meta:document-statistic meta:table-count="1" meta:cell-count="51" meta:object-count="0"/>
  </office:meta>
</office:document-meta>
</file>